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9882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1.3931in"/>
    </style:style>
    <style:style style:name="Table1.C" style:family="table-column">
      <style:table-column-properties style:column-width="1.4167in"/>
    </style:style>
    <style:style style:name="Table1.D" style:family="table-column">
      <style:table-column-properties style:column-width="1.43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 fo:text-align="end" style:justify-single-word="false" style:writing-mode="rl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🌟 <text:span text:style-name="Strong_20_Emphasis">JavaScript Day 3 – var, let, and const</text:span></text:h>
      <text:p text:style-name="Horizontal_20_Line"/>
      <text:p text:style-name="Text_20_body">In JavaScript, variables are containers used to store data values.<text:line-break/>For example, if you want to store your age, name, or marks, you can use variables.</text:p>
      <text:p text:style-name="Text_20_body">To declare variables, JavaScript provides <text:span text:style-name="Strong_20_Emphasis">three keywords</text:span>:<text:line-break/>👉 <text:span text:style-name="Source_20_Text">var</text:span><text:line-break/>👉 <text:span text:style-name="Source_20_Text">let</text:span><text:line-break/>👉 <text:span text:style-name="Source_20_Text">const</text:span></text:p>
      <text:p text:style-name="Text_20_body">Each one has a different way of working — especially in terms of <text:span text:style-name="Strong_20_Emphasis">scope</text:span>, <text:span text:style-name="Strong_20_Emphasis">reassignment</text:span>, and <text:span text:style-name="Strong_20_Emphasis">hoisting</text:span>.</text:p>
      <text:p text:style-name="Horizontal_20_Line"/>
      <text:h text:style-name="Heading_20_2" text:outline-level="2">🔍 <text:span text:style-name="Strong_20_Emphasis">1. var Keyword</text:span></text:h>
      <text:h text:style-name="Heading_20_3" text:outline-level="3">🧾 Definition:</text:h>
      <text:p text:style-name="Text_20_body"><text:span text:style-name="Source_20_Text">var</text:span> is the <text:span text:style-name="Strong_20_Emphasis">oldest way</text:span> to declare variables in JavaScript.<text:line-break/>It was used in ES5 and earlier versions.<text:line-break/>However, it has some limitations, especially in <text:span text:style-name="Strong_20_Emphasis">scope handling</text:span>.</text:p>
      <text:h text:style-name="Heading_20_3" text:outline-level="3">⚙️ Syntax:</text:h>
      <text:p text:style-name="P1"><text:span text:style-name="Source_20_Text">var name = "John";</text:span></text:p>
      <text:h text:style-name="Heading_20_3" text:outline-level="3">💡 Example:</text:h>
      <text:p text:style-name="Preformatted_20_Text"><text:span text:style-name="Source_20_Text">var name = "Nirmala";</text:span></text:p>
      <text:p text:style-name="Preformatted_20_Text"><text:span text:style-name="Source_20_Text">console.log(name); // Output: Nirmala</text:span></text:p>
      <text:p text:style-name="Preformatted_20_Text"/>
      <text:p text:style-name="Preformatted_20_Text"><text:span text:style-name="Source_20_Text">var name = "Riya";</text:span></text:p>
      <text:p text:style-name="P1"><text:span text:style-name="Source_20_Text">console.log(name); // Output: Riya</text:span></text:p>
      <text:h text:style-name="Heading_20_3" text:outline-level="3"><text:span text:style-name="Source_20_Text"/></text:h>
      <text:p text:style-name="Text_20_body"/>
      <text:h text:style-name="Heading_20_3" text:outline-level="3"/>
      <text:p text:style-name="Horizontal_20_Line"/>
      <text:h text:style-name="Heading_20_2" text:outline-level="2"><text:soft-page-break/>🔒 <text:span text:style-name="Strong_20_Emphasis">2. let Keyword</text:span></text:h>
      <text:h text:style-name="Heading_20_3" text:outline-level="3">🧾 Definition:</text:h>
      <text:p text:style-name="Text_20_body"><text:span text:style-name="Source_20_Text">let</text:span> was introduced in <text:span text:style-name="Strong_20_Emphasis">ES6 (2015)</text:span>.<text:line-break/>It is used to declare <text:span text:style-name="Strong_20_Emphasis">block-scoped variables</text:span> (inside <text:span text:style-name="Source_20_Text">{}</text:span> braces).</text:p>
      <text:h text:style-name="Heading_20_3" text:outline-level="3">⚙️ Syntax:</text:h>
      <text:p text:style-name="P1"><text:span text:style-name="Source_20_Text">let age = 20;</text:span></text:p>
      <text:h text:style-name="Heading_20_3" text:outline-level="3">💡 Example:</text:h>
      <text:p text:style-name="Preformatted_20_Text"><text:span text:style-name="Source_20_Text">let age = 20;</text:span></text:p>
      <text:p text:style-name="Preformatted_20_Text"><text:span text:style-name="Source_20_Text">console.log(age); // Output: 20</text:span></text:p>
      <text:p text:style-name="Preformatted_20_Text"/>
      <text:p text:style-name="Preformatted_20_Text"><text:span text:style-name="Source_20_Text">age = 25;</text:span></text:p>
      <text:p text:style-name="P1"><text:span text:style-name="Source_20_Text">console.log(age); // Output: 25</text:span></text:p>
      <text:h text:style-name="Heading_20_3" text:outline-level="3">🧩 Explanation:</text:h>
      <text:list xml:id="list2160824774" text:style-name="L1">
        <text:list-item>
          <text:p text:style-name="P3">You can <text:span text:style-name="Strong_20_Emphasis">reassign</text:span> values to <text:span text:style-name="Source_20_Text">let</text:span> variables.</text:p>
        </text:list-item>
        <text:list-item>
          <text:p text:style-name="P3">You <text:span text:style-name="Strong_20_Emphasis">cannot redeclare</text:span> a <text:span text:style-name="Source_20_Text">let</text:span> variable in the same block.</text:p>
        </text:list-item>
        <text:list-item>
          <text:p text:style-name="P3">It’s <text:span text:style-name="Strong_20_Emphasis">block-scoped</text:span>, meaning if you declare it inside <text:span text:style-name="Source_20_Text">{}</text:span>, it will only exist there.</text:p>
        </text:list-item>
      </text:list>
      <text:h text:style-name="Heading_20_3" text:outline-level="3">⚠️ Example (Block Scope):</text:h>
      <text:p text:style-name="Preformatted_20_Text"><text:span text:style-name="Source_20_Text">let x = 10;</text:span></text:p>
      <text:p text:style-name="Preformatted_20_Text"><text:span text:style-name="Source_20_Text">{</text:span></text:p>
      <text:p text:style-name="Preformatted_20_Text"><text:span text:style-name="Source_20_Text"><text:s text:c="2"/>let x = 20;</text:span></text:p>
      <text:p text:style-name="Preformatted_20_Text"><text:span text:style-name="Source_20_Text"><text:s text:c="2"/>console.log(x); // Output: 20 (inside block)</text:span></text:p>
      <text:p text:style-name="Preformatted_20_Text"><text:span text:style-name="Source_20_Text">}</text:span></text:p>
      <text:p text:style-name="P1"><text:span text:style-name="Source_20_Text">console.log(x); // Output: 10 (outside block)</text:span></text:p>
      <text:h text:style-name="Heading_20_3" text:outline-level="3"/>
      <text:h text:style-name="Heading_20_2" text:outline-level="2">🔐 <text:span text:style-name="Strong_20_Emphasis">3. const Keyword</text:span></text:h>
      <text:h text:style-name="Heading_20_3" text:outline-level="3">🧾 Definition:</text:h>
      <text:p text:style-name="Text_20_body"><text:span text:style-name="Source_20_Text">const</text:span> also came with <text:span text:style-name="Strong_20_Emphasis">ES6 (2015)</text:span> and is used for <text:span text:style-name="Strong_20_Emphasis">constant values</text:span> that should not change once assigned.</text:p>
      <text:h text:style-name="Heading_20_3" text:outline-level="3">⚙️ Syntax:</text:h>
      <text:p text:style-name="P2"><text:span text:style-name="Source_20_Text">const PI = 3.14;</text:span></text:p>
      <text:h text:style-name="Heading_20_3" text:outline-level="3"><text:soft-page-break/>💡 Example:</text:h>
      <text:p text:style-name="Preformatted_20_Text"><text:span text:style-name="Source_20_Text">const country = "India";</text:span></text:p>
      <text:p text:style-name="Preformatted_20_Text"><text:span text:style-name="Source_20_Text">console.log(country); // Output: India</text:span></text:p>
      <text:p text:style-name="Preformatted_20_Text"/>
      <text:p text:style-name="P1"><text:span text:style-name="Source_20_Text">// country = "USA"; // ❌ Error: Assignment to constant variable</text:span></text:p>
      <text:h text:style-name="Heading_20_3" text:outline-level="3">🧩 Explanation:</text:h>
      <text:list xml:id="list2963287515" text:style-name="L2">
        <text:list-item>
          <text:p text:style-name="P4">You <text:span text:style-name="Strong_20_Emphasis">cannot reassign</text:span> or <text:span text:style-name="Strong_20_Emphasis">redeclare</text:span> a const variable.</text:p>
        </text:list-item>
        <text:list-item>
          <text:p text:style-name="P4">It must be <text:span text:style-name="Strong_20_Emphasis">initialized</text:span> at the time of declaration.</text:p>
        </text:list-item>
        <text:list-item>
          <text:p text:style-name="P4">Like <text:span text:style-name="Source_20_Text">let</text:span>, it is <text:span text:style-name="Strong_20_Emphasis">block-scoped</text:span>.</text:p>
        </text:list-item>
      </text:list>
      <text:h text:style-name="Heading_20_3" text:outline-level="3">⚠️ Example (Objects with const):</text:h>
      <text:p text:style-name="Text_20_body">Even though you can’t reassign a const object,<text:line-break/>you <text:span text:style-name="Strong_20_Emphasis">can modify</text:span> its internal properties.</text:p>
      <text:p text:style-name="Preformatted_20_Text"><text:span text:style-name="Source_20_Text">const student = { name: "Nirmala", age: 21 };</text:span></text:p>
      <text:p text:style-name="Preformatted_20_Text"><text:span text:style-name="Source_20_Text">student.age = 22;</text:span></text:p>
      <text:p text:style-name="P1"><text:span text:style-name="Source_20_Text">console.log(student.age); // Output: 22</text:span></text:p>
      <text:h text:style-name="Heading_20_3" text:outline-level="3">🎯 Real-life Analogy:</text:h>
      <text:p text:style-name="Text_20_body">Imagine your <text:span text:style-name="Strong_20_Emphasis">Aadhaar number</text:span> — it’s unique and constant for life.<text:line-break/>That’s how <text:span text:style-name="Source_20_Text">const</text:span> works — once given, it cannot change.</text:p>
      <text:p text:style-name="Horizontal_20_Line"/>
      <text:h text:style-name="Heading_20_2" text:outline-level="2">⚖️ <text:span text:style-name="Strong_20_Emphasis">Difference Table: var vs let vs cons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var</text:p>
            </table:table-cell>
            <table:table-cell table:style-name="Table1.A1" office:value-type="string">
              <text:p text:style-name="Table_20_Heading">let</text:p>
            </table:table-cell>
            <table:table-cell table:style-name="Table1.A1" office:value-type="string">
              <text:p text:style-name="Table_20_Heading">const</text:p>
            </table:table-cell>
          </table:table-row>
        </table:table-header-rows>
        <table:table-row>
          <table:table-cell table:style-name="Table1.A1" office:value-type="string">
            <text:p text:style-name="Table_20_Contents">Scope</text:p>
          </table:table-cell>
          <table:table-cell table:style-name="Table1.A1" office:value-type="string">
            <text:p text:style-name="Table_20_Contents">Function Scoped</text:p>
          </table:table-cell>
          <table:table-cell table:style-name="Table1.A1" office:value-type="string">
            <text:p text:style-name="Table_20_Contents">Block Scoped</text:p>
          </table:table-cell>
          <table:table-cell table:style-name="Table1.A1" office:value-type="string">
            <text:p text:style-name="Table_20_Contents">Block Scoped</text:p>
          </table:table-cell>
        </table:table-row>
        <table:table-row>
          <table:table-cell table:style-name="Table1.A1" office:value-type="string">
            <text:p text:style-name="Table_20_Contents">Redeclare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Reassign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Hoisting</text:p>
          </table:table-cell>
          <table:table-cell table:style-name="Table1.A1" office:value-type="string">
            <text:p text:style-name="Table_20_Contents">✅ Yes (undefined)</text:p>
          </table:table-cell>
          <table:table-cell table:style-name="Table1.A1" office:value-type="string">
            <text:p text:style-name="Table_20_Contents">✅ Yes (TDZ error)</text:p>
          </table:table-cell>
          <table:table-cell table:style-name="Table1.A1" office:value-type="string">
            <text:p text:style-name="Table_20_Contents">✅ Yes (TDZ error)</text:p>
          </table:table-cell>
        </table:table-row>
        <table:table-row>
          <table:table-cell table:style-name="Table1.A1" office:value-type="string">
            <text:p text:style-name="Table_20_Contents">Use Case</text:p>
          </table:table-cell>
          <table:table-cell table:style-name="Table1.A1" office:value-type="string">
            <text:p text:style-name="Table_20_Contents">Old code / Global</text:p>
          </table:table-cell>
          <table:table-cell table:style-name="Table1.A1" office:value-type="string">
            <text:p text:style-name="Table_20_Contents">General variables</text:p>
          </table:table-cell>
          <table:table-cell table:style-name="Table1.A1" office:value-type="string">
            <text:p text:style-name="Table_20_Contents">Fixed values</text:p>
          </table:table-cell>
        </table:table-row>
      </table:table>
      <text:p text:style-name="Horizontal_20_Line"/>
      <text:h text:style-name="Heading_20_2" text:outline-level="2">💬 <text:span text:style-name="Strong_20_Emphasis">Quick Summary:</text:span></text:h>
      <text:list xml:id="list4187555549" text:style-name="L3">
        <text:list-item>
          <text:p text:style-name="P5">Use <text:span text:style-name="Source_20_Text">var</text:span> only when needed for older JS code.</text:p>
        </text:list-item>
        <text:list-item>
          <text:p text:style-name="P5">Prefer <text:span text:style-name="Source_20_Text">let</text:span> for variables that might change.</text:p>
        </text:list-item>
        <text:list-item>
          <text:p text:style-name="P5">Use <text:span text:style-name="Source_20_Text">const</text:span> for fixed values that never change.</text:p>
        </text:list-item>
      </text:list>
      <text:p text:style-name="Horizontal_20_Line"/>
      <text:h text:style-name="Heading_20_2" text:outline-level="2"><text:soft-page-break/>💡 <text:span text:style-name="Strong_20_Emphasis">Motivational Note:</text:span></text:h>
      <text:p text:style-name="Quotations">“Learning JavaScript is like learning a new language for the brain.<text:line-break/>Every keyword you master is one step closer to becoming a developer who <text:span text:style-name="Emphasis">creates</text:span>, not just <text:span text:style-name="Emphasis">copies</text:span>.”</text:p>
      <text:p text:style-name="Horizontal_20_Line"/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3T12:40:30.921000000</meta:creation-date>
    <dc:date>2025-11-15T14:38:38.033000000</dc:date>
    <meta:editing-duration>PT5H13M39S</meta:editing-duration>
    <meta:editing-cycles>3</meta:editing-cycles>
    <meta:generator>Neat_Office/6.2.8.2$Windows_x86 LibreOffice_project/</meta:generator>
    <meta:document-statistic meta:table-count="1" meta:image-count="0" meta:object-count="0" meta:page-count="4" meta:paragraph-count="86" meta:word-count="478" meta:character-count="2669" meta:non-whitespace-character-count="2278"/>
  </office:meta>
</office:document-meta>
</file>